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03d387" officeooo:paragraph-rsid="0003d387"/>
    </style:style>
    <style:style style:name="P2" style:family="paragraph" style:parent-style-name="Standard">
      <style:text-properties officeooo:rsid="00067763" officeooo:paragraph-rsid="00067763"/>
    </style:style>
    <style:style style:name="T1" style:family="text">
      <style:text-properties officeooo:rsid="0007c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e detection 알고리즘 아두이노 코드를 올리려했으나,,</text:p>
      <text:p text:style-name="P1"/>
      <text:p text:style-name="P1">최종발표 후 다음날 와보니 라즈베리파이가 사라졌습니다ㅠ</text:p>
      <text:p text:style-name="P1"/>
      <text:p text:style-name="P2">보고서에 자세히는 못적었지만 구성은 적었으니, 참고해서 작성하시면 됩니다!</text:p>
      <text:p text:style-name="P2"/>
      <text:p text:style-name="P2">중요한점은 <text:span text:style-name="T1">var = ‘1’ <text:s/>값을 <text:s/>ser.write로 아두이노로 명령을 보내고, 아두이노에서 시리얼리드로</text:span></text:p>
      <text:p text:style-name="P2"/>
      <text:p text:style-name="P2">받고, <text:span text:style-name="T1">if문을 이용해 각각 조건들을 작성해주면 됩니다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2T12:37:59.198572146</meta:creation-date>
    <dc:date>2022-12-22T12:43:59.251124799</dc:date>
    <meta:editing-duration>PT5M5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39" meta:character-count="199" meta:non-whitespace-character-count="164"/>
  </office:meta>
</office:document-meta>
</file>